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SessionImpl.RecordSessionImpl( String sessionName , File recordFile , boolean overwrite , String testUser , String descrip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RecordSessionImpl.t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essionImpl.getRecor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essionImpl.session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cordSess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ordSessionImpl.startTe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cordSessionImpl.endTest( RequestData request , ResponseData respon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cordSessionImpl.closeSession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